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style:rel-width="96%" fo:margin-top="0in" fo:margin-bottom="0.0785in" table:align="center"/>
    </style:style>
    <style:style style:name="Table1.A" style:family="table-column">
      <style:table-column-properties style:column-width="3.2125in" style:rel-column-width="23*"/>
    </style:style>
    <style:style style:name="Table1.A1" style:family="table-cell">
      <style:table-cell-properties fo:padding="0.0625in" fo:border-left="none" fo:border-right="none" fo:border-top="0.05pt solid #000000" fo:border-bottom="0.05pt solid #000000"/>
    </style:style>
    <style:style style:name="Table1.A2" style:family="table-cell">
      <style:table-cell-properties fo:padding="0.0625in" fo:border-left="none" fo:border-right="none" fo:border-top="0.05pt solid #000000" fo:border-bottom="none"/>
    </style:style>
    <style:style style:name="Table1.A3" style:family="table-cell">
      <style:table-cell-properties style:vertical-align="top" fo:padding="0.0625in" fo:border="none"/>
    </style:style>
    <style:style style:name="Table1.A20" style:family="table-cell">
      <style:table-cell-properties fo:padding="0.0625in" fo:border-left="none" fo:border-right="none" fo:border-top="none" fo:border-bottom="0.05pt solid #000000"/>
    </style:style>
    <style:style style:name="Table1.B20" style:family="table-cell">
      <style:table-cell-properties fo:padding="0.0625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P3" style:family="paragraph" style:parent-style-name="OrgSubtitle">
      <style:text-properties officeooo:rsid="00150d27" officeooo:paragraph-rsid="00150d27"/>
    </style:style>
    <style:style style:name="Sect1" style:family="section">
      <style:section-properties fo:background-color="#c0c0c0"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P3">jET <text:s/>SmartCage</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Table of Contents</text:p>
          </text:index-title>
          <text:p text:style-name="Contents_20_1"><text:a xlink:type="simple" xlink:href="#org18dc7f5" text:style-name="Internet_20_link" text:visited-style-name="Visited_20_Internet_20_Link">1. SmartCage Software Proposal</text:a></text:p>
          <text:p text:style-name="Contents_20_2"><text:a xlink:type="simple" xlink:href="#orgae2d63b" text:style-name="Internet_20_link" text:visited-style-name="Visited_20_Internet_20_Link">1.1. Description</text:a></text:p>
          <text:p text:style-name="Contents_20_2"><text:a xlink:type="simple" xlink:href="#org6619808" text:style-name="Internet_20_link" text:visited-style-name="Visited_20_Internet_20_Link">1.2. Overview</text:a></text:p>
          <text:p text:style-name="Contents_20_2"><text:a xlink:type="simple" xlink:href="#org91441db" text:style-name="Internet_20_link" text:visited-style-name="Visited_20_Internet_20_Link">1.3. Svoboda Lab Software Request</text:a></text:p>
          <text:p text:style-name="Contents_20_3"><text:a xlink:type="simple" xlink:href="#org76a7e12" text:style-name="Internet_20_link" text:visited-style-name="Visited_20_Internet_20_Link">1.3.1. Matlab Bpod</text:a></text:p>
          <text:p text:style-name="Contents_20_3"><text:a xlink:type="simple" xlink:href="#orga58e347" text:style-name="Internet_20_link" text:visited-style-name="Visited_20_Internet_20_Link">1.3.2. Python Bpod</text:a></text:p>
          <text:p text:style-name="Contents_20_2"><text:a xlink:type="simple" xlink:href="#org0c5656d" text:style-name="Internet_20_link" text:visited-style-name="Visited_20_Internet_20_Link">1.4. Details</text:a></text:p>
          <text:p text:style-name="Contents_20_2"><text:a xlink:type="simple" xlink:href="#org0c34261" text:style-name="Internet_20_link" text:visited-style-name="Visited_20_Internet_20_Link">1.5. Operation</text:a></text:p>
          <text:p text:style-name="Contents_20_2"><text:a xlink:type="simple" xlink:href="#org190fc97" text:style-name="Internet_20_link" text:visited-style-name="Visited_20_Internet_20_Link">1.6. Data Directory Structure</text:a></text:p>
          <text:p text:style-name="Contents_20_2"><text:a xlink:type="simple" xlink:href="#org90b71ca" text:style-name="Internet_20_link" text:visited-style-name="Visited_20_Internet_20_Link">1.7. Matlab and Bpod Details</text:a></text:p>
          <text:p text:style-name="Contents_20_2"><text:a xlink:type="simple" xlink:href="#orga82781f" text:style-name="Internet_20_link" text:visited-style-name="Visited_20_Internet_20_Link">1.8. Architecture</text:a></text:p>
          <text:p text:style-name="Contents_20_3"><text:a xlink:type="simple" xlink:href="#orgf03ca89" text:style-name="Internet_20_link" text:visited-style-name="Visited_20_Internet_20_Link">1.8.1. SmartCageSetController Node</text:a></text:p>
          <text:p text:style-name="Contents_20_3"><text:a xlink:type="simple" xlink:href="#orga189d34" text:style-name="Internet_20_link" text:visited-style-name="Visited_20_Internet_20_Link">1.8.2. SmartCageSetDataWriter Node</text:a></text:p>
          <text:p text:style-name="Contents_20_3"><text:a xlink:type="simple" xlink:href="#org85503ad" text:style-name="Internet_20_link" text:visited-style-name="Visited_20_Internet_20_Link">1.8.3. GUI Node</text:a></text:p>
          <text:p text:style-name="Contents_20_3"><text:a xlink:type="simple" xlink:href="#org5579361" text:style-name="Internet_20_link" text:visited-style-name="Visited_20_Internet_20_Link">1.8.4. Alarm Node</text:a></text:p>
          <text:p text:style-name="Contents_20_3"><text:a xlink:type="simple" xlink:href="#orgda4e0c1" text:style-name="Internet_20_link" text:visited-style-name="Visited_20_Internet_20_Link">1.8.5. SmartCageController Node</text:a></text:p>
          <text:p text:style-name="Contents_20_3"><text:a xlink:type="simple" xlink:href="#org84d8f09" text:style-name="Internet_20_link" text:visited-style-name="Visited_20_Internet_20_Link">1.8.6. Camera Node</text:a></text:p>
          <text:p text:style-name="Contents_20_3"><text:a xlink:type="simple" xlink:href="#org08dbcb4" text:style-name="Internet_20_link" text:visited-style-name="Visited_20_Internet_20_Link">1.8.7. CameraDataWriterNode</text:a></text:p>
          <text:p text:style-name="Contents_20_3"><text:a xlink:type="simple" xlink:href="#org8d31c90" text:style-name="Internet_20_link" text:visited-style-name="Visited_20_Internet_20_Link">1.8.8. Tunnel Node</text:a></text:p>
          <text:p text:style-name="Contents_20_3"><text:a xlink:type="simple" xlink:href="#orgb55cb3e" text:style-name="Internet_20_link" text:visited-style-name="Visited_20_Internet_20_Link">1.8.9. TunnelDataWriter Node</text:a></text:p>
          <text:p text:style-name="Contents_20_3"><text:a xlink:type="simple" xlink:href="#org7dfe061" text:style-name="Internet_20_link" text:visited-style-name="Visited_20_Internet_20_Link">1.8.10. Lickport Node</text:a></text:p>
          <text:p text:style-name="Contents_20_3"><text:a xlink:type="simple" xlink:href="#org65c901f" text:style-name="Internet_20_link" text:visited-style-name="Visited_20_Internet_20_Link">1.8.11. LickportDataWriter Node</text:a></text:p>
          <text:p text:style-name="Contents_20_3"><text:a xlink:type="simple" xlink:href="#orga10b975" text:style-name="Internet_20_link" text:visited-style-name="Visited_20_Internet_20_Link">1.8.12. Matlab Node</text:a></text:p>
          <text:p text:style-name="Contents_20_3"><text:a xlink:type="simple" xlink:href="#org44d03ae" text:style-name="Internet_20_link" text:visited-style-name="Visited_20_Internet_20_Link">1.8.13. Watchdog Node</text:a></text:p>
          <text:p text:style-name="Contents_20_2"><text:a xlink:type="simple" xlink:href="#orgeb9bfd5" text:style-name="Internet_20_link" text:visited-style-name="Visited_20_Internet_20_Link">1.9. Time Estimates</text:a></text:p>
        </text:index-body>
      </text:table-of-content>
      <text:h text:style-name="Heading_20_1" text:outline-level="1"><text:bookmark text:name="org18dc7f5"/><text:bookmark-start text:name="OrgXref.org18dc7f5"/>SmartCage Software Proposal <text:bookmark-end text:name="OrgXref.org18dc7f5"/></text:h>
      <text:h text:style-name="Heading_20_2" text:outline-level="2"><text:bookmark text:name="orgae2d63b"/><text:bookmark-start text:name="OrgXref.orgae2d63b"/>Description <text:bookmark-end text:name="OrgXref.orgae2d63b"/></text:h>
      <text:p text:style-name="Text_20_body">The SmartCage system allows mice to perform voluntary head-fixations in their home cages to facilitate behavior training and experiments without human supervision. </text:p>
      <text:h text:style-name="Heading_20_2" text:outline-level="2"><text:bookmark text:name="org6619808"/><text:bookmark-start text:name="OrgXref.org6619808"/>Overview <text:bookmark-end text:name="OrgXref.org6619808"/></text:h>
      <text:p text:style-name="Text_20_body">A researcher manages a set of SmartCages and mice, setting up behavior training or experiments which will run automatically and independently on each SmartCage. The researcher may monitor the set of SmartCages remotely or in-person and intervene if needed, but direct supervision is not necessary for operation. </text:p>
      <text:p text:style-name="Text_20_body">Each SmartCage contains a mouse with a headbar and consists of a typical mouse cage with a tunnel module and task module attached. The tunnel module has sensors for detecting the mouse position and motion and motorized latches for head-fixing the mouse. The task module has sensors for collecting data and actuators for interacting with the mouse. </text:p>
      <text:p text:style-name="Text_20_body"><text:soft-page-break/>A SmartCage runs a course of training or experiments lasting approximately one month. A course is a series of sessions, one session per day, each session lasting about half a day. A session is a series of trials, each trial typically lasting somewhere between half a minute to half an hour. </text:p>
      <text:p text:style-name="Text_20_body">Control and data collection in the SmartCage system is handled by a variety of hardware and software components, communicating with each other to coordinate. Examples of SmartCage system hardware and software components include Linux single board computers running Python, C++, Docker, ROS, and webservers, Phidgets sensor and actuator controllers, Windows computers running Matlab Bpod or MacOS computers running PyBpod rodent behavior measurement and control devices. </text:p>
      <text:h text:style-name="Heading_20_2" text:outline-level="2"><text:bookmark text:name="org91441db"/><text:bookmark-start text:name="OrgXref.org91441db"/>Svoboda Lab Software Request <text:bookmark-end text:name="OrgXref.org91441db"/></text:h>
      <text:h text:style-name="Heading_20_3" text:outline-level="3"><text:bookmark text:name="org76a7e12"/><text:bookmark-start text:name="OrgXref.org76a7e12"/>Matlab Bpod <text:bookmark-end text:name="OrgXref.org76a7e12"/></text:h>
      <text:list xml:id="list1484938267" text:style-name="OrgBulletedList">
        <text:list-item>
          <text:p text:style-name="P2">integrate the existing Python and Matlab scripts </text:p>
        </text:list-item>
        <text:list-item>
          <text:p text:style-name="P2">easily communicate between Matlab code (Bpod) and Python code (SmartCage) using the Robot Operating System (ROS) </text:p>
        </text:list-item>
        <text:list-item>
          <text:p text:style-name="P2">create a GUI to quickly browse through/monitor all the mice training states </text:p>
        </text:list-item>
        <text:list-item>
          <text:p text:style-name="P2">alarm systems to notify users when either component crashes or mice do not perform well </text:p>
        </text:list-item>
        <text:list-item>
          <text:p text:style-name="P2">want to be able to have multiple mice automatically train themselves </text:p>
        </text:list-item>
        <text:list-item>
          <text:p text:style-name="P2">want to monitor their health/training remotely 24/7 </text:p>
        </text:list-item>
      </text:list>
      <text:h text:style-name="Heading_20_3" text:outline-level="3"><text:bookmark text:name="orga58e347"/><text:bookmark-start text:name="OrgXref.orga58e347"/>Python Bpod <text:bookmark-end text:name="OrgXref.orga58e347"/></text:h>
      <text:list xml:id="list121824305836157" text:style-name="OrgBulletedList">
        <text:list-item>
          <text:p text:style-name="P2">provide example code showing the PyBpod scripts can control the SmartCage (e.g. lickport positions, latching) via ROS </text:p>
        </text:list-item>
        <text:list-item>
          <text:p text:style-name="P2">alarm systems to notify users when either component crashes or mice do not perform well </text:p>
        </text:list-item>
      </text:list>
      <text:h text:style-name="Heading_20_2" text:outline-level="2"><text:bookmark text:name="org0c5656d"/><text:bookmark-start text:name="OrgXref.org0c5656d"/>Details <text:bookmark-end text:name="OrgXref.org0c5656d"/></text:h>
      <text:p text:style-name="Text_20_body">A SmartCage consists of a regular mouse cage with a hole cut into it and a tunnel module attached to it. A variety of task modules may be attached to the tunnel module. </text:p>
      <text:p text:style-name="Text_20_body">The tunnel module contains two latches at the end of the tunnel farthest from the cage, one on the mouse's left side when facing out of the tunnel and the other on the right side. Each latch has a home switch, which is triggered when the latch is fully open, and a headbar switch, which is triggered when the mouse presses its headbar into it. A sensor on the floor of the tunnel measures the force the head-fixed mouse applies to the floor when it presses down upon it. The tunnel module also contains a digital output for communicating with other electronic hardware in the system, such as Bpod, and a digital input which can be connected to an emergency stop switch. </text:p>
      <text:p text:style-name="Text_20_body">The first task module to be developed for the Svoboda Lab is a motorized lickport used for dispensing water to the mouse at various positions and for sensing mouse licks. The lickport contains three motors, each with its own home switch, for moving the lickport in three orthogonal directions. The lickport module may contain multiple lickports, each with a solenoid valve for dispensing water and a sensor for detecting licks. </text:p>
      <text:p text:style-name="Text_20_body">A SmartCage runs a course of training or experiments lasting approximately one month. Each SmartCage contains a single mouse and only that mouse is in the cage for the entire course. </text:p>
      <text:p text:style-name="Text_20_body"><text:soft-page-break/>Each SmartCage contains three cameras, one viewing the mouse from the front when it is latched in the tunnel, one viewing the side, and the third viewing the top. Images are both streamed and saved from the cameras all day and night during the entire course. </text:p>
      <text:p text:style-name="Text_20_body">A set of SmartCages may run their courses simultaneously, but independently, of one another. Each SmartCage course may start or stop according to its own schedule, which may not necessarily be synchronized with the courses running on other SmartCages in the set. </text:p>
      <text:p text:style-name="Text_20_body">Each course consists of a set of sessions. One, and only one, session runs on each day of the course for part of the day. The cameras and lickport motors may be active all day, but the latches and other sensors may only be active during the session. If a session is aborted before it is scheduled to end it may be restarted if the session end date and time have not passed. </text:p>
      <text:p text:style-name="Text_20_body">Each session consists of a series of trials. Each trial may be as short as a few seconds or as long as half an hour or so. </text:p>
      <text:p text:style-name="Text_20_body">The researcher sets the time of day to start the session and the maximum duration of the session for that day. A typical session duration might be 12 hours. The researcher also sets the maximum number of trials per session, for example 800 trials per session. The trial counter resets to zero at the start of every session and is incremented at the start of every new trial, regardless of whether the previous trial ended successfully or not. </text:p>
      <text:p text:style-name="Text_20_body">A session ends when either the maximum duration of the session is exceeded or the maximum number of trials set for the session is exceeded or if the session is aborted in software, whichever comes first. </text:p>
      <text:p text:style-name="Text_20_body">A new trial is started when the mouse enters the tunnel from the cage and triggers one or both of the headbar sensors, depending on the researcher setting, at the end of the tunnel. When a new trial is started, the digital output signals a square wave at some acceptable frequency until the trial ends. When a session or trial is not active, the digital output line will remain low. </text:p>
      <text:p text:style-name="Text_20_body">The tunnel module may be in one of two modes, latch mode true and latch mode false. When the latch mode is true, the start of the trial causes the latches to close and remain closed until the end of the trial. When latch mode is false, the latches never close. </text:p>
      <text:p text:style-name="Text_20_body">The latch mode will be specified before a session starts, but the latch mode may be changed by a software command while the session is running. Changing the latch mode will take effect at the start of the next trial in the session. </text:p>
      <text:p text:style-name="Text_20_body">The latch mode will typically be false for some number of sessions at the beginning of a course. After that number of sessions has been exceeded, the remaining sessions will typically have latch mode set to true until the end of the course. </text:p>
      <text:p text:style-name="Text_20_body">When the latch mode is false, the trial ends as soon as both headbar sensors are unpressed. The digital output will be active during the trial. The floor sensor measurements and the abort signals, from either a software command or an emergency stop switch press, will all be ignored. A new trial may begin immediately after the end of a previous trial when one or both of the headbar sensors are pressed, depending on the researcher setting. All trials will be considered successful. </text:p>
      <text:p text:style-name="Text_20_body">When the latch mode is true, the trial ends when either the latch duration is exceeded, when the floor sensor threshold is exceeded, or if the trial is aborted from either a software command or an emergency stop switch press. A trial is considered successful if the latch duration is exceeded and considered a failure otherwise. </text:p>
      <text:p text:style-name="Text_20_body">When a trial is aborted by a software command it means the mouse was exhibiting bad performance during the trial. </text:p>
      <text:p text:style-name="Text_20_body">The tunnel floor sensor threshold will be specified before a session starts, but the threshold may be <text:soft-page-break/>changed by a software command while the session is running. Changing the threshold value will take effect immediately, even if it occurs in the middle of a trial. </text:p>
      <text:p text:style-name="Text_20_body">The latch duration will be taken from an array of latch durations specified when starting a course. The first time the latch mode is set to true, the latch duration used for the next trial will be the first element in the latch duration array. If the trial is considered a success, then the next latch duration will be set to the next value in the latch duration array. If there are no more elements in the latch duration array, the last value of the array will be used for all following trials in the course. If the trial is considered a failure, then the latch duration from the failed trial will be used again and the latch duration array index will not be incremented. </text:p>
      <text:p text:style-name="Text_20_body">The lickport 3-axis position may be changed at any time during a course with a software command. When a course is not running, the lickport will be disabled and software commands will be ignored until a new course starts. </text:p>
      <text:p text:style-name="Text_20_body">A watchdog will be used to detect external software crashes. Software messages must be sent regularly to the watchdog. If the watchdog does not receive a message within a period of time set by the researcher, then the watchdog assumes the external software has crashed or become unresponsive. </text:p>
      <text:p text:style-name="Text_20_body">An alarm system will trigger an alarm when it detects a problem. Triggering an alarm opens the latches, if possible, ends the current trial and session, if they are running, and sends an email to the researcher. </text:p>
      <text:p text:style-name="Text_20_body">An alarm will be triggered if the watchdog detects an external software crash. An alarm will be triggered at the end of a session if no trials were started in the entire session. An alarm will be triggered if both headbar sensors become unpressed while the latches are closed. Alarms may be triggered by external software commands. For example, if external software determines that the mouse has bad performance, then it may send a command to the alarm system, triggering an alarm and supplying a message to be included in the alarm email. </text:p>
      <text:p text:style-name="Text_20_body">A GUI will display must be able to communicate with all SmartCages in a researcher's set and must be accessable remotely. The GUI will display information, but will not be able to send commands to the SmartCages. The GUI may need information from external software, for example the amount of water that the mouse has consumed, so that information must be communicated regularly to the GUI in order for it to be displayed. </text:p>
      <text:h text:style-name="Heading_20_2" text:outline-level="2"><text:bookmark text:name="org0c34261"/><text:bookmark-start text:name="OrgXref.org0c34261"/>Operation <text:bookmark-end text:name="OrgXref.org0c34261"/></text:h>
      <text:p text:style-name="Text_20_body">When first powering up the SmartCage, the software will start running and wait idly for messages from external software. All messages from external software to the SmartCage will be ignored except for a message to start a course. </text:p>
      <text:p text:style-name="Text_20_body">A GUI will be running independently from all SmartCages in the researcher's set. It may receive messages at any time from any of the SmartCages and from external software. It must be accessible remotely at any time, so most likely will be a webpage hosted on a webpage server. </text:p>
      <text:p text:style-name="Text_20_body">Starting a course requires sending a message to a particular SmartCage, specifying the name of the mouse that will be living in the cage for the duration of the course, the array of latch durations with units of seconds, the width of the camera images, the height of the camera images, and the framerate of cameras. All cameras will have the same width, height, and framerate. </text:p>
      <text:p text:style-name="Text_20_body">When a course is started, the latches are homed and left open, but disabled, the digital output is set low, and the lickport motors are homed, left at the 3-axis home position, and enabled to move when the lickport receives software commands. </text:p>
      <text:p text:style-name="Text_20_body"><text:soft-page-break/>A directory is created to save data collected during the course. The top level directory will be the same name as the mouse, so weird characters should not be used in the mouse name. Within the mouse directory, the next level directory will be the number of courses that mouse has completed, starting at 0. Information about the course will be saved into a text file and current state of the course will be saved in another text file in the course directory. </text:p>
      <text:p text:style-name="Text_20_body">A lickport position text file in the course directory will be used to store lickport positions commanded during the course along with date and timestamps. </text:p>
      <text:p text:style-name="Text_20_body">Within the course directory, another directory will be created to save the camera images. Within the images directory, one directory will be created for each camera. The software may not be able to differentiate which camera belongs to which view, so the directories will be arbitrarily named. The researcher will then later need to figure out which camera belongs to which view by looking at the images. The software will begin saving images from the cameras as soon as the course is started. Only images that differ significantly from previous images will be saved to reduce disk usage. Date and time stamps will be used to name each image. All messages from external software will be ignored except for a message to create a new session. </text:p>
      <text:p text:style-name="Text_20_body">Creating a new session requires sending a message to a particular SmartCage that is actively running a course, specifying the session start date and time (year, month, day, hour, and minute) and the session duration in hours, the tunnel floor sensor threshold, the latch mode, and whether or not both headbar sensors are required to start a new trial. Sessions should be created with start and end date and times that are in the future. Sessions may be created that have start date and times that are in the past as long as their end date and times are in the future. Sessions with end date and times that are in the past will be ignored. If the session end date and time is in the future and the start date and time is in the past, the session will begin immediately and the maximum session duration will be the end date and time minus the current date and time. </text:p>
      <text:p text:style-name="Text_20_body">Sessions are started automatically on their start date and time. When a session starts, a new directory is created in the course directory, named after the number of sessions the mouse has completed in this course, starting at 0. Information about the session will be saved into a text file and current state of the session will be saved in another text file in the session directory. </text:p>
      <text:p text:style-name="Text_20_body">When a session is started, the tunnel headbar switches and tunnel digital output are enabled. Data collected during each trial are saved into a data text file in the session directory.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 text:name="org190fc97"/><text:bookmark-start text:name="OrgXref.org190fc97"/><text:soft-page-break/>Data Directory Structure <text:bookmark-end text:name="OrgXref.org190fc97"/></text:h>
      <text:p text:style-name="Text_20_body">Example data directory structure for a mouse named hc34: </text:p>
      <text:p text:style-name="OrgVerse">smart-cage-data/<text:line-break/> └── hc34<text:line-break/> <text:s text:c="3"/>└── course-000<text:line-break/> <text:s text:c="7"/>├── course-info.json<text:line-break/> <text:s text:c="7"/>├── course-state.json<text:line-break/> <text:s text:c="7"/>├── images<text:line-break/> <text:s text:c="7"/>│   ├── camera-000<text:line-break/> <text:s text:c="7"/>│   │   ├── 2020-04-02-10-20-58-960818.png<text:line-break/> <text:s text:c="7"/>│   │   └── 2020-04-02-10-20-62-546872.png<text:line-break/> <text:s text:c="7"/>│   ├── camera-001<text:line-break/> <text:s text:c="7"/>│   │   ├── 2020-04-02-10-20-58-965781.png<text:line-break/> <text:s text:c="7"/>│   │   └── 2020-04-02-10-20-62-891765.png<text:line-break/> <text:s text:c="7"/>│   └── camera-002<text:line-break/> <text:s text:c="7"/>│   ├── 2020-04-02-10-20-59-178923.png<text:line-break/> <text:s text:c="7"/>│   └── 2020-04-02-10-20-62-957638.png<text:line-break/> <text:s text:c="7"/>├── lickport-positions.txt<text:line-break/> <text:s text:c="7"/>├── session-000<text:line-break/> <text:s text:c="7"/>│   ├── session-info.json<text:line-break/> <text:s text:c="7"/>│   ├── session-state.json<text:line-break/> <text:s text:c="7"/>│   └── trial-data.txt<text:line-break/> <text:s text:c="7"/>└── session-001<text:line-break/> <text:s text:c="11"/>├── session-info.json<text:line-break/> <text:s text:c="11"/>├── session-state.json<text:line-break/> <text:s text:c="11"/>└── trial-data.txt<text:line-break/> </text:p>
      <text:h text:style-name="Heading_20_2" text:outline-level="2"><text:bookmark text:name="org90b71ca"/><text:bookmark-start text:name="OrgXref.org90b71ca"/>Matlab and Bpod Details <text:bookmark-end text:name="OrgXref.org90b71ca"/></text:h>
      <text:p text:style-name="Text_20_body">??? </text:p>
      <text:h text:style-name="Heading_20_2" text:outline-level="2"><text:bookmark text:name="orga82781f"/><text:bookmark-start text:name="OrgXref.orga82781f"/>Architecture <text:bookmark-end text:name="OrgXref.orga82781f"/></text:h>
      <text:p text:style-name="Text_20_body">Software in the SmartCage system will be organized as a set of ROS nodes. </text:p>
      <text:p text:style-name="Text_20_body">An Ethernet LAN will connect all SmartCages in the set. </text:p>
      <text:p text:style-name="Text_20_body">Each SmartCage will contain at least one single board computer running Linux and Docker connected to the Ethernet LAN with a unique IP address. </text:p>
      <text:p text:style-name="Text_20_body">Each SmartCage will be assigned a unique number in the set. This number will be used to differentiate SmartCages from one another. </text:p>
      <text:p text:style-name="Text_20_body">Separately each SmartCage may also contain a computer running Windows and Matlab to control a Bpod device. The Windows computer may be connected to the Linux single board directly using Ethernet over USB or the Windows computer may be connected to the Ethernet LAN with its own unique IP address. </text:p>
      <text:p text:style-name="Text_20_body">A separate Linux single board computer may be connected to the Ethernet LAN to run a node to control the set of SmartCages and host the GUI webserver. This computer may also have multiple Ethernet ports to be used as a router to connected to Ethernet WAN. </text:p>
      <text:h text:style-name="Heading_20_3" text:outline-level="3"><text:bookmark text:name="orgf03ca89"/><text:bookmark-start text:name="OrgXref.orgf03ca89"/>SmartCageSetController Node <text:bookmark-end text:name="OrgXref.orgf03ca89"/></text:h>
      <text:p text:style-name="Text_20_body">One instance of this ROS node will run independently from all SmartCages, either on one of the cages or on a separate Linux single board computer connected to the Ethernet LAN. </text:p>
      <text:p text:style-name="Text_20_body"><text:soft-page-break/>This node will collect data from all of the SmartCages and may also allow a research to manage SmartCages within the set. </text:p>
      <text:h text:style-name="Heading_20_3" text:outline-level="3"><text:bookmark text:name="orga189d34"/><text:bookmark-start text:name="OrgXref.orga189d34"/>SmartCageSetDataWriter Node <text:bookmark-end text:name="OrgXref.orga189d34"/></text:h>
      <text:p text:style-name="Text_20_body">One instance of this ROS node will run independently from all SmartCages, either on one of the cages or on a separate Linux single board computer connected to the Ethernet LAN. </text:p>
      <text:p text:style-name="Text_20_body">This node will manage data from the SmartCages, transferring and backing up data stored locally on each cage to a common network location at regular intervals. </text:p>
      <text:h text:style-name="Heading_20_3" text:outline-level="3"><text:bookmark text:name="org85503ad"/><text:bookmark-start text:name="OrgXref.org85503ad"/>GUI Node <text:bookmark-end text:name="OrgXref.org85503ad"/></text:h>
      <text:p text:style-name="Text_20_body">One instance of this ROS node will run independently from all SmartCages, either on one of the cages or on a separate Linux single board computer connected to the Ethernet LAN. </text:p>
      <text:p text:style-name="Text_20_body">This node will pass data from the SmartCages to the webserver hosting the GUI webpage. </text:p>
      <text:h text:style-name="Heading_20_3" text:outline-level="3"><text:bookmark text:name="org5579361"/><text:bookmark-start text:name="OrgXref.org5579361"/>Alarm Node <text:bookmark-end text:name="OrgXref.org5579361"/></text:h>
      <text:p text:style-name="Text_20_body">One instance of this ROS node will run independently from all SmartCages, either on one of the cages or on a separate Linux single board computer connected to the Ethernet LAN. </text:p>
      <text:p text:style-name="Text_20_body">This node will send email to the research when an alarm has been triggered. </text:p>
      <text:h text:style-name="Heading_20_3" text:outline-level="3"><text:bookmark text:name="orgda4e0c1"/><text:bookmark-start text:name="OrgXref.orgda4e0c1"/>SmartCageController Node <text:bookmark-end text:name="OrgXref.orgda4e0c1"/></text:h>
      <text:p text:style-name="Text_20_body">One instance of this ROS node will run on each of the SmartCages. </text:p>
      <text:p text:style-name="Text_20_body">This node will manage the starting and stopping of courses on the SmartCage and the creation and running of sessions. </text:p>
      <text:p text:style-name="Text_20_body">This node will save data about the courses and sessions into the data directories. </text:p>
      <text:h text:style-name="Heading_20_3" text:outline-level="3"><text:bookmark text:name="org84d8f09"/><text:bookmark-start text:name="OrgXref.org84d8f09"/>Camera Node <text:bookmark-end text:name="OrgXref.org84d8f09"/></text:h>
      <text:p text:style-name="Text_20_body">One instance of this ROS node will run on each of the SmartCages for each of the SmartCage cameras. </text:p>
      <text:p text:style-name="Text_20_body">This node will connect to a camera and stream images from it. </text:p>
      <text:h text:style-name="Heading_20_3" text:outline-level="3"><text:bookmark text:name="org08dbcb4"/><text:bookmark-start text:name="OrgXref.org08dbcb4"/>CameraDataWriterNode <text:bookmark-end text:name="OrgXref.org08dbcb4"/></text:h>
      <text:p text:style-name="Text_20_body">One instance of this ROS node will run on each of the SmartCages for each of the SmartCage cameras. </text:p>
      <text:p text:style-name="Text_20_body">This node will save images from its associated camera stream into the data directory. </text:p>
      <text:h text:style-name="Heading_20_3" text:outline-level="3"><text:bookmark text:name="org8d31c90"/><text:bookmark-start text:name="OrgXref.org8d31c90"/>Tunnel Node <text:bookmark-end text:name="OrgXref.org8d31c90"/></text:h>
      <text:p text:style-name="Text_20_body">One instance of this ROS node will run on each of the SmartCages. </text:p>
      <text:p text:style-name="Text_20_body">This node will manage the tunnel and all of its sensors and actuators, including the headbar sensors, the floor force sensor, the emergency stop switch, the latches, and the digital output to the Bpod. </text:p>
      <text:h text:style-name="Heading_20_3" text:outline-level="3"><text:bookmark text:name="orgb55cb3e"/><text:bookmark-start text:name="OrgXref.orgb55cb3e"/><text:soft-page-break/>TunnelDataWriter Node <text:bookmark-end text:name="OrgXref.orgb55cb3e"/></text:h>
      <text:p text:style-name="Text_20_body">One instance of this ROS node will run on each of the SmartCages. </text:p>
      <text:p text:style-name="Text_20_body">This node will save trial data into a text file in the data directory. </text:p>
      <text:h text:style-name="Heading_20_3" text:outline-level="3"><text:bookmark text:name="org7dfe061"/><text:bookmark-start text:name="OrgXref.org7dfe061"/>Lickport Node <text:bookmark-end text:name="OrgXref.org7dfe061"/></text:h>
      <text:p text:style-name="Text_20_body">One instance of this ROS node will run on each of the SmartCages. </text:p>
      <text:p text:style-name="Text_20_body">This node will manage the lickport linear actuator motors. </text:p>
      <text:h text:style-name="Heading_20_3" text:outline-level="3"><text:bookmark text:name="org65c901f"/><text:bookmark-start text:name="OrgXref.org65c901f"/>LickportDataWriter Node <text:bookmark-end text:name="OrgXref.org65c901f"/></text:h>
      <text:p text:style-name="Text_20_body">One instance of this ROS node will run on each of the SmartCages. </text:p>
      <text:p text:style-name="Text_20_body">This node will save lickport position data into a text file in the data directory. </text:p>
      <text:h text:style-name="Heading_20_3" text:outline-level="3"><text:bookmark text:name="orga10b975"/><text:bookmark-start text:name="OrgXref.orga10b975"/>Matlab Node <text:bookmark-end text:name="OrgXref.orga10b975"/></text:h>
      <text:p text:style-name="Text_20_body">One instance of this ROS node will run on each of the SmartCages that contain a Windows computer running Matlab connected to Bpod. </text:p>
      <text:p text:style-name="Text_20_body">This node will allow Matlab to send messages to the other components in the SmartCage system. </text:p>
      <text:h text:style-name="Heading_20_3" text:outline-level="3"><text:bookmark text:name="org44d03ae"/><text:bookmark-start text:name="OrgXref.org44d03ae"/>Watchdog Node <text:bookmark-end text:name="OrgXref.org44d03ae"/></text:h>
      <text:p text:style-name="Text_20_body">One instance of this ROS node will run on each of the SmartCages that contain a Windows computer running Matlab connected to Bpod. </text:p>
      <text:p text:style-name="Text_20_body">This node will expects regular messages from the Matlab node and will trigger an alarm if it does not receive them. </text:p>
      <text:h text:style-name="Heading_20_2" text:outline-level="2"><text:bookmark text:name="orgeb9bfd5"/><text:bookmark-start text:name="OrgXref.orgeb9bfd5"/>Time Estimates <text:bookmark-end text:name="OrgXref.orgeb9bfd5"/></text:h>
      <text:section text:style-name="Sect2" text:name="Section1">
        <table:table table:name="Table1" table:style-name="Table1">
          <table:table-column table:style-name="Table1.A" table:number-columns-repeated="2"/>
          <table:table-header-rows>
            <table:table-row>
              <table:table-cell table:style-name="Table1.A1" office:value-type="string">
                <text:p text:style-name="OrgTableHeadingLeft">task</text:p>
              </table:table-cell>
              <table:table-cell table:style-name="Table1.A1" office:value-type="string">
                <text:p text:style-name="OrgTableHeadingLeft">hours left to complete</text:p>
              </table:table-cell>
            </table:table-row>
          </table:table-header-rows>
          <table:table-row>
            <table:table-cell table:style-name="Table1.A2" office:value-type="string">
              <text:p text:style-name="OrgTableContentsLeft">SmartCageSetController Node</text:p>
            </table:table-cell>
            <table:table-cell table:style-name="Table1.A2" office:value-type="string">
              <text:p text:style-name="OrgTableContentsLeft"/>
            </table:table-cell>
          </table:table-row>
          <table:table-row>
            <table:table-cell table:style-name="Table1.A3" office:value-type="string">
              <text:p text:style-name="OrgTableContentsLeft">SmartCageSetDataWriter Node</text:p>
            </table:table-cell>
            <table:table-cell table:style-name="Table1.A3" office:value-type="string">
              <text:p text:style-name="OrgTableContentsLeft"/>
            </table:table-cell>
          </table:table-row>
          <table:table-row>
            <table:table-cell table:style-name="Table1.A3" office:value-type="string">
              <text:p text:style-name="OrgTableContentsLeft">GUI Node</text:p>
            </table:table-cell>
            <table:table-cell table:style-name="Table1.A3" office:value-type="string">
              <text:p text:style-name="OrgTableContentsLeft"/>
            </table:table-cell>
          </table:table-row>
          <table:table-row>
            <table:table-cell table:style-name="Table1.A3" office:value-type="string">
              <text:p text:style-name="OrgTableContentsLeft">Alarm Node</text:p>
            </table:table-cell>
            <table:table-cell table:style-name="Table1.A3" office:value-type="string">
              <text:p text:style-name="OrgTableContentsLeft"/>
            </table:table-cell>
          </table:table-row>
          <table:table-row>
            <table:table-cell table:style-name="Table1.A3" office:value-type="string">
              <text:p text:style-name="OrgTableContentsLeft">SmartCageController Node</text:p>
            </table:table-cell>
            <table:table-cell table:style-name="Table1.A3" office:value-type="string">
              <text:p text:style-name="OrgTableContentsLeft"/>
            </table:table-cell>
          </table:table-row>
          <table:table-row>
            <table:table-cell table:style-name="Table1.A3" office:value-type="string">
              <text:p text:style-name="OrgTableContentsLeft">Camera Node</text:p>
            </table:table-cell>
            <table:table-cell table:style-name="Table1.A3" office:value-type="string">
              <text:p text:style-name="OrgTableContentsLeft"/>
            </table:table-cell>
          </table:table-row>
          <table:table-row>
            <table:table-cell table:style-name="Table1.A3" office:value-type="string">
              <text:p text:style-name="OrgTableContentsLeft">CameraDataWriterNode</text:p>
            </table:table-cell>
            <table:table-cell table:style-name="Table1.A3" office:value-type="string">
              <text:p text:style-name="OrgTableContentsLeft"/>
            </table:table-cell>
          </table:table-row>
          <table:table-row>
            <table:table-cell table:style-name="Table1.A3" office:value-type="string">
              <text:p text:style-name="OrgTableContentsLeft">Tunnel Node</text:p>
            </table:table-cell>
            <table:table-cell table:style-name="Table1.A3" office:value-type="string">
              <text:p text:style-name="OrgTableContentsLeft"/>
            </table:table-cell>
          </table:table-row>
          <text:soft-page-break/>
          <table:table-row>
            <table:table-cell table:style-name="Table1.A3" office:value-type="string">
              <text:p text:style-name="OrgTableContentsLeft">TunnelDataWriter Node</text:p>
            </table:table-cell>
            <table:table-cell table:style-name="Table1.A3" office:value-type="string">
              <text:p text:style-name="OrgTableContentsLeft"/>
            </table:table-cell>
          </table:table-row>
          <table:table-row>
            <table:table-cell table:style-name="Table1.A3" office:value-type="string">
              <text:p text:style-name="OrgTableContentsLeft">Lickport Node</text:p>
            </table:table-cell>
            <table:table-cell table:style-name="Table1.A3" office:value-type="string">
              <text:p text:style-name="OrgTableContentsLeft"/>
            </table:table-cell>
          </table:table-row>
          <table:table-row>
            <table:table-cell table:style-name="Table1.A3" office:value-type="string">
              <text:p text:style-name="OrgTableContentsLeft">LickportDataWriter Node</text:p>
            </table:table-cell>
            <table:table-cell table:style-name="Table1.A3" office:value-type="string">
              <text:p text:style-name="OrgTableContentsLeft"/>
            </table:table-cell>
          </table:table-row>
          <table:table-row>
            <table:table-cell table:style-name="Table1.A3" office:value-type="string">
              <text:p text:style-name="OrgTableContentsLeft">Matlab Node</text:p>
            </table:table-cell>
            <table:table-cell table:style-name="Table1.A3" office:value-type="string">
              <text:p text:style-name="OrgTableContentsLeft"/>
            </table:table-cell>
          </table:table-row>
          <table:table-row>
            <table:table-cell table:style-name="Table1.A3" office:value-type="string">
              <text:p text:style-name="OrgTableContentsLeft">Watchdog Node</text:p>
            </table:table-cell>
            <table:table-cell table:style-name="Table1.A3" office:value-type="string">
              <text:p text:style-name="OrgTableContentsLeft"/>
            </table:table-cell>
          </table:table-row>
          <table:table-row>
            <table:table-cell table:style-name="Table1.A3" office:value-type="string">
              <text:p text:style-name="OrgTableContentsLeft">Setup Ethernet LAN</text:p>
            </table:table-cell>
            <table:table-cell table:style-name="Table1.A3" office:value-type="string">
              <text:p text:style-name="OrgTableContentsLeft"/>
            </table:table-cell>
          </table:table-row>
          <table:table-row>
            <table:table-cell table:style-name="Table1.A3" office:value-type="string">
              <text:p text:style-name="OrgTableContentsLeft">Create Webpage GUI</text:p>
            </table:table-cell>
            <table:table-cell table:style-name="Table1.A3" office:value-type="string">
              <text:p text:style-name="OrgTableContentsLeft"/>
            </table:table-cell>
          </table:table-row>
          <table:table-row>
            <table:table-cell table:style-name="Table1.A3" office:value-type="string">
              <text:p text:style-name="OrgTableContentsLeft">Docker Images to Manage Updates</text:p>
            </table:table-cell>
            <table:table-cell table:style-name="Table1.A3" office:value-type="string">
              <text:p text:style-name="OrgTableContentsLeft"/>
            </table:table-cell>
          </table:table-row>
          <table:table-row>
            <table:table-cell table:style-name="Table1.A3" office:value-type="string">
              <text:p text:style-name="OrgTableContentsLeft">Phidgets Drivers</text:p>
            </table:table-cell>
            <table:table-cell table:style-name="Table1.A3" office:value-type="string">
              <text:p text:style-name="OrgTableContentsLeft"/>
            </table:table-cell>
          </table:table-row>
          <table:table-row>
            <table:table-cell table:style-name="Table1.A3" office:value-type="string">
              <text:p text:style-name="OrgTableContentsLeft">Camera Drivers</text:p>
            </table:table-cell>
            <table:table-cell table:style-name="Table1.A3" office:value-type="string">
              <text:p text:style-name="OrgTableContentsLeft"/>
            </table:table-cell>
          </table:table-row>
          <table:table-row>
            <table:table-cell table:style-name="Table1.B20" office:value-type="string">
              <text:p text:style-name="OrgTableContentsLeft">Testing</text:p>
            </table:table-cell>
            <table:table-cell table:style-name="Table1.B20" office:value-type="string">
              <text:p text:style-name="OrgTableContentsLeft"/>
            </table:table-cell>
          </table:table-row>
        </table:tabl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9</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Polidoro</meta:initial-creator>
    <dc:date>2020-04-02T12:20:32.037172069</dc:date>
    <meta:creation-date>2020-04-02T12:18:06</meta:creation-date>
    <meta:generator>LibreOffice/6.0.7.3$Linux_X86_64 LibreOffice_project/00m0$Build-3</meta:generator>
    <meta:keyword/>
    <dc:subject/>
    <dc:title/>
    <meta:editing-duration>PT2M7S</meta:editing-duration>
    <meta:editing-cycles>3</meta:editing-cycles>
    <meta:document-statistic meta:table-count="1" meta:image-count="0" meta:object-count="0" meta:page-count="9" meta:paragraph-count="160" meta:word-count="3385" meta:character-count="20205" meta:non-whitespace-character-count="16661"/>
  </office:meta>
</office:document-meta>
</file>